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Case1</text:p>
      <text:p text:style-name="Normal"/>
      <text:p text:style-name="Normal">TestCase2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gandhar Naidu</meta:initial-creator>
    <dc:creator>Yugandhar</dc:creator>
    <meta:creation-date>2024-10-17T08:31:00Z</meta:creation-date>
    <dc:date>2024-10-17T08:35:00Z</dc:date>
    <meta:template xlink:href="Normal.dotm" xlink:type="simple"/>
    <meta:editing-cycles>3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